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34253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60937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68785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337521"/>
          <table:table-cell office:value-type="float" office:value="0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38922"/>
          <table:table-cell office:value-type="float" office:value="0.0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25355"/>
          <table:table-cell office:value-type="float" office:value="0.0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6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339163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7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17155"/>
          <table:table-cell office:value-type="float" office:value="0.1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3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94168"/>
          <table:table-cell office:value-type="float" office:value="0.1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9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328004"/>
          <table:table-cell office:value-type="float" office:value="0.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49239"/>
          <table:table-cell office:value-type="float" office:value="0.0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78978"/>
          <table:table-cell office:value-type="float" office:value="0.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0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388594"/>
          <table:table-cell office:value-type="float" office:value="0.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3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15519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53361"/>
          <table:table-cell office:value-type="float" office:value="0.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6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56466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70.0"/>
          <table:table-cell office:value-type="float" office:value="12869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07411"/>
          <table:table-cell office:value-type="float" office:value="0.068"/>
          <table:table-cell office:value-type="float" office:value="0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272.0"/>
          <table:table-cell office:value-type="float" office:value="4570.0"/>
          <table:table-cell office:value-type="float" office:value="12869.0"/>
          <table:table-cell office:value-type="float" office:value="1001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3363"/>
          <table:table-cell office:value-type="float" office:value="1.584"/>
          <table:table-cell office:value-type="float" office:value="1.52"/>
          <table:table-cell office:value-type="float" office:value="71136.0"/>
          <table:table-cell office:value-type="float" office:value="0.0"/>
          <table:table-cell office:value-type="float" office:value="123.0"/>
          <table:table-cell office:value-type="float" office:value="6089.0"/>
          <table:table-cell office:value-type="float" office:value="77254.0"/>
          <table:table-cell office:value-type="float" office:value="4117.0"/>
          <table:table-cell office:value-type="float" office:value="11299.0"/>
          <table:table-cell office:value-type="float" office:value="1061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92568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00699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2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4272"/>
          <table:table-cell office:value-type="float" office:value="0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7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392734"/>
          <table:table-cell office:value-type="float" office:value="0.117"/>
          <table:table-cell office:value-type="float" office:value="0.07"/>
          <table:table-cell office:value-type="float" office:value="2757.0"/>
          <table:table-cell office:value-type="float" office:value="0.0"/>
          <table:table-cell office:value-type="float" office:value="19.0"/>
          <table:table-cell office:value-type="float" office:value="771.0"/>
          <table:table-cell office:value-type="float" office:value="3636.0"/>
          <table:table-cell office:value-type="float" office:value="4570.0"/>
          <table:table-cell office:value-type="float" office:value="12881.0"/>
          <table:table-cell office:value-type="float" office:value="102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0154"/>
          <table:table-cell office:value-type="float" office:value="0.925"/>
          <table:table-cell office:value-type="float" office:value="0.84"/>
          <table:table-cell office:value-type="float" office:value="57988.0"/>
          <table:table-cell office:value-type="float" office:value="0.0"/>
          <table:table-cell office:value-type="float" office:value="114.0"/>
          <table:table-cell office:value-type="float" office:value="7607.0"/>
          <table:table-cell office:value-type="float" office:value="65610.0"/>
          <table:table-cell office:value-type="float" office:value="4570.0"/>
          <table:table-cell office:value-type="float" office:value="12881.0"/>
          <table:table-cell office:value-type="float" office:value="102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5251"/>
          <table:table-cell office:value-type="float" office:value="12.298"/>
          <table:table-cell office:value-type="float" office:value="12.21"/>
          <table:table-cell office:value-type="float" office:value="921200.0"/>
          <table:table-cell office:value-type="float" office:value="0.0"/>
          <table:table-cell office:value-type="float" office:value="2532.0"/>
          <table:table-cell office:value-type="float" office:value="323175.0"/>
          <table:table-cell office:value-type="float" office:value="1244397.0"/>
          <table:table-cell office:value-type="float" office:value="4117.0"/>
          <table:table-cell office:value-type="float" office:value="11311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34818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94258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13567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72928"/>
          <table:table-cell office:value-type="float" office:value="0.075"/>
          <table:table-cell office:value-type="float" office:value="0.02"/>
          <table:table-cell office:value-type="float" office:value="351.0"/>
          <table:table-cell office:value-type="float" office:value="0.0"/>
          <table:table-cell office:value-type="float" office:value="2.0"/>
          <table:table-cell office:value-type="float" office:value="196.0"/>
          <table:table-cell office:value-type="float" office:value="604.0"/>
          <table:table-cell office:value-type="float" office:value="4570.0"/>
          <table:table-cell office:value-type="float" office:value="12874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349002"/>
          <table:table-cell office:value-type="float" office:value="0.075"/>
          <table:table-cell office:value-type="float" office:value="0.01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370.0"/>
          <table:table-cell office:value-type="float" office:value="4570.0"/>
          <table:table-cell office:value-type="float" office:value="12874.0"/>
          <table:table-cell office:value-type="float" office:value="988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6493"/>
          <table:table-cell office:value-type="float" office:value="2.714"/>
          <table:table-cell office:value-type="float" office:value="2.62"/>
          <table:table-cell office:value-type="float" office:value="191610.0"/>
          <table:table-cell office:value-type="float" office:value="0.0"/>
          <table:table-cell office:value-type="float" office:value="434.0"/>
          <table:table-cell office:value-type="float" office:value="31095.0"/>
          <table:table-cell office:value-type="float" office:value="222715.0"/>
          <table:table-cell office:value-type="float" office:value="4117.0"/>
          <table:table-cell office:value-type="float" office:value="11304.0"/>
          <table:table-cell office:value-type="float" office:value="1023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